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elper.Messag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Helper.setBody( NormalizedMessage message , Object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Helper.getBody( Normalized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Helper.getBody( NormalizedMessage message , PojoMarshaler marsha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